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その通りなのじゃ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たく手がかり無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。　打つ手なし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、偶然です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出発するとしよう。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Let's move out, immediately.</text:p>
          </table:table-cell>
          <table:table-cell table:number-columns-repeated="1020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古代竜族の鱗】を姫に預け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ルミィのことを頼んだ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